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9.2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Konum seçim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Künye ve iletişim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İlgi alanı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ayfa bulunamadı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, Almanya'daki dijital rehberinizdir. Burada yerel bilgiler, etkinlikler ve öneriler bulabilirsiniz. Her zaman günceldir ve kendi dilinizdedir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oluşturun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enin dilin burada maalesef yok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Bir dil seçin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Son değişiklik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Yerel bilgiler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Bu dil burada maalesef mevcut değil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Bu şehir maalesef bulunamadı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Bu etkinlik maalesef bulunamadı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Bu teklif maalesef bulunamadı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Bu ilgi alanı maalesef bulunamadı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Sunucu bağlantısı başarısız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alebiniz işlenemed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Sunucu cevabı işlenemed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Bilinmeyen bir hata oluştu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Yeniden deney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ayfa maalesef yüklenemed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Bir dil seçin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na sayfaya gi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Kategorilere git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Etkinliklere git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Tekliflere gi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Hata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Bir hata oluştu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l değişimi maalesef başarısız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Seçilen dil çevrimdışı mevcut değil. Etkin bir internet bağlantısı gereklidir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Konum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rih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Güncel bir etkinlik yok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knik fonksiyonlar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{{city}} içerikleri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Teklif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İletişim ve künye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yfa "{{page}}" içeriği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Etkinlik "{{event}}" içeriği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Gönd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Geri bildirim gönderilirken bir hata oluştu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eri bildirim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Hangisi yardımcı oldu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Neleri daha iyi yapabiliriz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Geri bildirim ne içi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u sayfa yardımcı oldu mu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Yardımcı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Yardımcı deği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alesef uygun sonuç bulunamadı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Geri bildiriminiz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Doğru şeyi bulamadınız mı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Burada hangi bilgiler eksik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Geri bildirim gönderildi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Geri bildiriminiz için çok teşekkürler. Bu sayede içeriklerimizi ve {{appName}} uygulamasını geliştirmemize yardımcı olacaksınız. Daha fazla geri bildirim almaktan memnuniyet duyarız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Kapat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u sayfa yardımcı olmadı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u sayfa yardımcı oldu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, Almanya'daki dijital rehberinizdir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Anahtar kelimeler kullanarak doğru bilgileri hızlıca bulun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Dil değişim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Her bir sayfanın dilini kolayca değiştirin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Çevredeki güncel etkinlikler ve tarihle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Çevrenizde iş arama, staj arama ve daha fazlası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"{{accept}}" üzerine tıklayarak {{appName}} uygulamasına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hata raporlarının otomatik olarak gönderilmesiyle, {{appName}}'in geliştirilmesine izin veriyorum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bana en son yerel haberler hakkında Push bildirimleri göndermesine izin veriyorum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GPS konumumu kullanarak yakındaki yerleri bulmak için bana önerilerde bulunmasına izin veriyorum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Atla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ev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aydet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yarla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Sil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Kabul e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Konum ara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Yakında herhangi bir konum bulunamadı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Uyarı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Yakındaki konumları görüntüleyebilmek için konum servislerini etkinleştirmeniz gerekir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Kişisel verilerin korunması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ler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Etkinlik yok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Diğer dillerde mevcut değil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Çeviri yok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Konum değiştir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Dil değiştir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ylaş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Şimdi bulundu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İçeriğin paylaşılması maalesef başarısız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Künye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Hata raporlarını otomatik olarak göndererek {{appName}} uygulamasını geliştirin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En son yerel haberler için Push bildirimleri alın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GPS konumunu kullanarak yakındaki konumlar için öneriler alı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{{appName}} hakkında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Açık kaynak lisanslar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İzin v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Özelliği devre dışı bırak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eklif yok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eklif yok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Isıtm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Su/Atık Su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Çöp toplam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Baca temizleyicisi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Otopark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Mutfak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ny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uvalet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Çocuk odası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Çocuk odası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Çocuk odası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Yatak odası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turma odası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Antre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Kile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e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